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cd33e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text-properties fo:font-style="italic" officeooo:paragraph-rsid="00268c94" style:font-style-asian="italic" style:font-style-complex="italic"/>
    </style:style>
    <style:style style:name="P5" style:family="paragraph" style:parent-style-name="Preformatted_20_Text">
      <style:text-properties fo:font-style="italic" officeooo:paragraph-rsid="0026ecd8" style:font-style-asian="italic" style:font-style-complex="italic"/>
    </style:style>
    <style:style style:name="P6" style:family="paragraph" style:parent-style-name="Preformatted_20_Text">
      <style:text-properties officeooo:paragraph-rsid="000921f8"/>
    </style:style>
    <style:style style:name="P7" style:family="paragraph" style:parent-style-name="Preformatted_20_Text">
      <style:text-properties officeooo:paragraph-rsid="001f97fb"/>
    </style:style>
    <style:style style:name="P8" style:family="paragraph" style:parent-style-name="Preformatted_20_Text">
      <style:text-properties officeooo:paragraph-rsid="002008d4"/>
    </style:style>
    <style:style style:name="P9" style:family="paragraph" style:parent-style-name="Preformatted_20_Text">
      <style:text-properties officeooo:paragraph-rsid="0021cd95"/>
    </style:style>
    <style:style style:name="P10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Preformatted_20_Text">
      <style:text-properties fo:font-style="italic" fo:font-weight="normal" officeooo:rsid="002494e1" officeooo:paragraph-rsid="0026ecd8" style:font-style-asian="italic" style:font-weight-asian="normal" style:font-style-complex="italic" style:font-weight-complex="normal"/>
    </style:style>
    <style:style style:name="T1" style:family="text">
      <style:text-properties officeooo:rsid="000921f8"/>
    </style:style>
    <style:style style:name="T2" style:family="text">
      <style:text-properties officeooo:rsid="000e2349"/>
    </style:style>
    <style:style style:name="T3" style:family="text">
      <style:text-properties officeooo:rsid="000ef71b"/>
    </style:style>
    <style:style style:name="T4" style:family="text">
      <style:text-properties officeooo:rsid="0010dd99"/>
    </style:style>
    <style:style style:name="T5" style:family="text">
      <style:text-properties officeooo:rsid="001a9989"/>
    </style:style>
    <style:style style:name="T6" style:family="text">
      <style:text-properties officeooo:rsid="001cd33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d33e" style:font-weight-asian="normal" style:font-weight-complex="normal"/>
    </style:style>
    <style:style style:name="T9" style:family="text">
      <style:text-properties fo:font-weight="normal" officeooo:rsid="002494e1" style:font-weight-asian="normal" style:font-weight-complex="normal"/>
    </style:style>
    <style:style style:name="T10" style:family="text">
      <style:text-properties fo:font-weight="normal" officeooo:rsid="0027fe61" style:font-weight-asian="normal" style:font-weight-complex="normal"/>
    </style:style>
    <style:style style:name="T11" style:family="text">
      <style:text-properties fo:font-weight="normal" officeooo:rsid="002c868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------------------------------------</text:p>
      <text:p text:style-name="P3"/>
      <text:p text:style-name="P4"><text:span text:style-name="T9"><text:s text:c="2"/>This documentation and its accompanying audio file by </text:span><text:a xlink:type="simple" xlink:href="http://www.mzuther.de/" text:style-name="Internet_20_link" text:visited-style-name="Visited_20_Internet_20_Link"><text:span text:style-name="T9">Martin Zuther</text:span></text:a><text:span text:style-name="T9"> </text:span><text:span text:style-name="T11">are</text:span></text:p>
      <text:p text:style-name="P5"><text:span text:style-name="T9"><text:s text:c="2"/>licensed under a </text:span><text:a xlink:type="simple" xlink:href="http://creativecommons.org/licenses/by-sa/4.0/" text:style-name="Internet_20_link" text:visited-style-name="Visited_20_Internet_20_Link"><text:span text:style-name="T9">Creative Commons Attribution-ShareAlike 4.0</text:span></text:a><text:span text:style-name="T10"> International</text:span></text:p>
      <text:p text:style-name="P11"><text:s text:c="2"/>License.</text:p>
      <text:p text:style-name="P3"/>
      <text:p text:style-name="P3">------------------------------------------------------------------------------</text:p>
      <text:p text:style-name="P3"/>
      <text:p text:style-name="Preformatted_20_Text"/>
      <text:p text:style-name="P1">FLAC-compressed wave file (44.1 kHz, 16 bit, stereo)</text:p>
      <text:p text:style-name="P1">====================================================</text:p>
      <text:p text:style-name="Preformatted_20_Text">Please verify correctness of meter ballistics programmatically. <text:s/>Calculated values are only valid in “RMS” mode. <text:s/>Small differences due to time granularity of validation logging are acceptable.</text:p>
      <text:p text:style-name="Preformatted_20_Text"/>
      <text:p text:style-name="Preformatted_20_Text">00:00.000 - 00:02.000 <text:s/>silence</text:p>
      <text:p text:style-name="Preformatted_20_Text">00:02.000 - 00:12.000 <text:s/>sine wave (2 kHz, 0.0 dB FS peak)</text:p>
      <text:p text:style-name="Preformatted_20_Text">00:12.000 - 00:12.600 <text:s/>silence</text:p>
      <text:p text:style-name="Preformatted_20_Text"/>
      <text:p text:style-name="Preformatted_20_Text">00:12.600 <text:s text:c="13"/>[check fall time of average meters]</text:p>
      <text:p text:style-name="Preformatted_20_Text"/>
      <text:p text:style-name="Preformatted_20_Text">00:12.600 - 00:14.600 <text:s/>sine wave (2 kHz, 0.0 dB FS peak)</text:p>
      <text:p text:style-name="Preformatted_20_Text">00:14.600 - 00:24.600 <text:s/>silence</text:p>
      <text:p text:style-name="Preformatted_20_Text">00:24.600 - 00:25.200 <text:s/>sine wave (2 kHz, 0.0 dB FS peak)</text:p>
      <text:p text:style-name="Preformatted_20_Text"/>
      <text:p text:style-name="Preformatted_20_Text">00:25.200 <text:s text:c="13"/>[check rise time of average meters]</text:p>
      <text:p text:style-name="Preformatted_20_Text"/>
      <text:p text:style-name="Preformatted_20_Text">00:25.200 - 00:27.200 <text:s/>silence</text:p>
      <text:p text:style-name="Preformatted_20_Text">00:27.200 - 00:37.200 <text:s/>sine wave (2 kHz, 0.0 dB FS peak)</text:p>
      <text:p text:style-name="Preformatted_20_Text">00:37.200 - 00:40.200 <text:s/>silence</text:p>
      <text:p text:style-name="Preformatted_20_Text"/>
      <text:p text:style-name="Preformatted_20_Text">00:40.200 <text:s text:c="13"/>[check fall/rise time of peak meters]</text:p>
      <text:p text:style-name="Preformatted_20_Text"/>
      <text:p text:style-name="Preformatted_20_Text">00:40.200 - 00:42.200 <text:s/>sine wave (2 kHz, 0.0 dB FS peak)</text:p>
      <text:p text:style-name="Preformatted_20_Text">00:42.200 - 00:44.200 <text:s/>silence</text:p>
      <text:p text:style-name="P10">Validation settings</text:p>
      <text:p text:style-name="P1">===================</text:p>
      <text:p text:style-name="Preformatted_20_Text">File: <text:s text:c="4"/>meter_ballistics.flac</text:p>
      <text:p text:style-name="P1">Host SR: <text:s/>44 100 Hz</text:p>
      <text:p text:style-name="P6">Channel: <text:s/><text:span text:style-name="T1">RMS: </text:span>All,<text:span text:style-name="T1"> ITU-R: 1</text:span></text:p>
      <text:p text:style-name="P9">Display: <text:s/>[x] Peak meter level</text:p>
      <text:p text:style-name="P9"><text:s text:c="10"/>[x] Average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reformatted_20_Text"/>
      <text:p text:style-name="Preformatted_20_Text"/>
      <text:p text:style-name="P1">Metering minima</text:p>
      <text:p text:style-name="P1">===============</text:p>
      <text:p text:style-name="Preformatted_20_Text">-90.01 dB <text:s/>(see “MeterBallistics::fMeterMinimumDecibel”)</text:p>
      <text:p text:style-name="Preformatted_20_Text"/>
      <text:p text:style-name="Preformatted_20_Text"/>
      <text:p text:style-name="P1">Fall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2">K-20 = 20.00 dB - 90.01 dB * 99% = -69.11 dB <text:s text:c="2"/><text:span text:style-name="T6">(ITU-R: -66.8 dB)</text:span></text:p>
      <text:p text:style-name="P7">K-14 = 14.00 dB - 90.01 dB * 99% = -75.11 dB <text:span text:style-name="T7"><text:s text:c="2"/></text:span><text:span text:style-name="T8">(ITU-R: </text:span>-<text:span text:style-name="T2">72.8 dB)</text:span></text:p>
      <text:p text:style-name="P7">K-12 = 12.00 dB - 90.01 dB * 99% = -77.11 dB<text:span text:style-name="T7"> <text:s text:c="2"/></text:span><text:span text:style-name="T8">(ITU-R: </text:span>-<text:span text:style-name="T2">74.8 dB)</text:span></text:p>
      <text:p text:style-name="P7">Norm = <text:s/>0.00 dB - 90.01 dB * 99% = -89.11 dB<text:span text:style-name="T7"> <text:s text:c="2"/></text:span><text:span text:style-name="T8">(ITU-R: -</text:span><text:span text:style-name="T3">86.8 dB)</text:span></text:p>
      <text:p text:style-name="Preformatted_20_Text"/>
      <text:p text:style-name="Preformatted_20_Text"/>
      <text:p text:style-name="P1">Rise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2">K-20 = 20.00 dB - 90.01 dB * <text:s/>1% = <text:s/>19.10 dB <text:s text:c="2"/><text:span text:style-name="T6">(ITU-R: <text:s/>21.4 dB)</text:span></text:p>
      <text:p text:style-name="P8">K-14 = 14.00 dB - 90.01 dB * <text:s/>1% = <text:s/>13.10 dB<text:span text:style-name="T7"> <text:s text:c="2"/></text:span><text:span text:style-name="T8">(ITU-R: </text:span><text:s/><text:span text:style-name="T4">15.4 dB)</text:span></text:p>
      <text:p text:style-name="P8">K-12 = 12.00 dB - 90.01 dB * <text:s/>1% = <text:s/>11.10 dB<text:span text:style-name="T7"> <text:s text:c="2"/></text:span><text:span text:style-name="T8">(ITU-R: </text:span><text:s/><text:span text:style-name="T4">13.4 dB)</text:span></text:p>
      <text:p text:style-name="P8">Norm = <text:s/>0.00 dB - 90.01 dB * <text:s/>1% = <text:s/>-0.90 dB<text:span text:style-name="T7"> <text:s text:c="2"/></text:span><text:span text:style-name="T8">(ITU-R: </text:span><text:s text:c="2"/><text:span text:style-name="T5">1.4 dB)</text:span></text:p>
      <text:p text:style-name="Preformatted_20_Text"/>
      <text:p text:style-name="Preformatted_20_Text"/>
      <text:p text:style-name="P1">Fall time of peak meters (sine wave, 0.0 dB FS peak)</text:p>
      <text:p text:style-name="P1">====================================================</text:p>
      <text:p text:style-name="Preformatted_20_Text">-26 dB in 3 seconds</text:p>
      <text:p text:style-name="Preformatted_20_Text"/>
      <text:p text:style-name="P1">K-20 = 20.00 dB - 26.00 dB = <text:s/>-6.00 dB</text:p>
      <text:p text:style-name="Preformatted_20_Text">K-14 = 14.00 dB - 26.00 dB = -12.00 dB</text:p>
      <text:p text:style-name="Preformatted_20_Text">K-12 = 12.00 dB - 26.00 dB = -14.00 dB</text:p>
      <text:p text:style-name="Preformatted_20_Text">Norm = <text:s/>0.00 dB - 26.00 dB = -26.00 dB</text:p>
      <text:p text:style-name="Preformatted_20_Text"/>
      <text:p text:style-name="Preformatted_20_Text"/>
      <text:p text:style-name="P1">Rise time of peak meters (sine wave, 0.0 dB FS peak)</text:p>
      <text:p text:style-name="P1">====================================================</text:p>
      <text:p text:style-name="Preformatted_20_Text">immediate (one sample)</text:p>
      <text:p text:style-name="Preformatted_20_Text"/>
      <text:p text:style-name="P1">K-20 = 20.00 dB</text:p>
      <text:p text:style-name="Preformatted_20_Text">K-14 = 14.00 dB</text:p>
      <text:p text:style-name="Preformatted_20_Text">K-12 = 12.00 dB</text:p>
      <text:p text:style-name="Preformatted_20_Text">Norm = <text:s/>0.00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23:06:21.423676288</dc:date>
    <dc:creator>Martin Zuther</dc:creator>
    <meta:generator>LibreOffice/5.0.3.2$Linux_X86_64 LibreOffice_project/00m0$Build-2</meta:generator>
    <meta:editing-duration>PT1H3M4S</meta:editing-duration>
    <meta:editing-cycles>79</meta:editing-cycles>
    <meta:document-statistic meta:table-count="0" meta:image-count="0" meta:object-count="0" meta:page-count="2" meta:paragraph-count="63" meta:word-count="452" meta:character-count="2895" meta:non-whitespace-character-count="2366"/>
  </office:meta>
</office:document-meta>
</file>